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10000015C8EC65FAA7568B920.png" manifest:media-type="image/png"/>
  <manifest:file-entry manifest:full-path="Pictures/10000000000001910000015C03D9386F1B731EE4.png" manifest:media-type="image/png"/>
  <manifest:file-entry manifest:full-path="Pictures/10000201000001910000015C26460A64E902023F.png" manifest:media-type="image/png"/>
  <manifest:file-entry manifest:full-path="Pictures/10000000000001910000015CAA1E8771686919C5.png" manifest:media-type="image/png"/>
  <manifest:file-entry manifest:full-path="Pictures/10000000000001910000015C48ABC647DA2F4821.png" manifest:media-type="image/png"/>
  <manifest:file-entry manifest:full-path="Pictures/10000000000001910000015CD4882FB2266859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9cm" svg:x="1.091cm" svg:y="1.8cm">
          <draw:image xlink:href="Pictures/10000000000001910000015C48ABC647DA2F4821.png" xlink:type="simple" xlink:show="embed" xlink:actuate="onLoad">
            <text:p/>
          </draw:image>
        </draw:frame>
        <draw:frame draw:style-name="gr1" draw:text-style-name="P1" draw:layer="layout" svg:width="9cm" svg:height="9cm" svg:x="10.3cm" svg:y="1.8cm">
          <draw:image xlink:href="Pictures/10000000000001910000015CD4882FB2266859E9.png" xlink:type="simple" xlink:show="embed" xlink:actuate="onLoad">
            <text:p/>
          </draw:image>
        </draw:frame>
        <draw:frame draw:style-name="gr1" draw:text-style-name="P1" draw:layer="layout" svg:width="9cm" svg:height="9cm" svg:x="19.6cm" svg:y="1.8cm">
          <draw:image xlink:href="Pictures/10000000000001910000015CAA1E8771686919C5.png" xlink:type="simple" xlink:show="embed" xlink:actuate="onLoad">
            <text:p/>
          </draw:image>
        </draw:frame>
        <draw:frame draw:style-name="gr1" draw:text-style-name="P1" draw:layer="layout" svg:width="9cm" svg:height="9cm" svg:x="0.991cm" svg:y="11.1cm">
          <draw:image xlink:href="Pictures/10000000000001910000015C03D9386F1B731EE4.png" xlink:type="simple" xlink:show="embed" xlink:actuate="onLoad">
            <text:p/>
          </draw:image>
        </draw:frame>
        <draw:frame draw:style-name="gr1" draw:text-style-name="P1" draw:layer="layout" svg:width="9cm" svg:height="9cm" svg:x="10.3cm" svg:y="11.1cm">
          <draw:image xlink:href="Pictures/10000000000001910000015C8EC65FAA7568B920.png" xlink:type="simple" xlink:show="embed" xlink:actuate="onLoad">
            <text:p/>
          </draw:image>
        </draw:frame>
        <draw:frame draw:style-name="gr1" draw:text-style-name="P1" draw:layer="layout" svg:width="9cm" svg:height="9cm" svg:x="19.6cm" svg:y="11.1cm">
          <draw:image xlink:href="Pictures/10000201000001910000015C26460A64E902023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7:18:59.809086667</meta:creation-date>
    <dc:date>2019-10-23T17:23:29.283422193</dc:date>
    <meta:editing-duration>PT4M29S</meta:editing-duration>
    <meta:editing-cycles>2</meta:editing-cycles>
    <meta:generator>LibreOffice/6.0.7.3$Linux_X86_64 LibreOffice_project/00m0$Build-3</meta:generator>
    <meta:document-statistic meta:object-count="6"/>
  </office:meta>
</office:document-meta>
</file>